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size="14pt" style:font-size-asian="12.25pt" style:font-size-complex="14pt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Heading_20_1"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3" style:family="paragraph" style:parent-style-name="Heading_20_2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1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11">Build Preparation</text:span><text:span text:style-name="T12"> for what tools and materials you will need for making the Cold Saw.</text:span></text:p>
      <text:p text:style-name="Standard"><text:span text:style-name="T12"/></text:p>
      <text:p text:style-name="Standard"><text:span text:style-name="T12">During the </text:span><text:span text:style-name="T11">Build Preparation</text:span><text:span text:style-name="T12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1087_1280142294" text:style-name="Internet_20_link" text:visited-style-name="Internet_20_link">Cut Materials</text:a><text:tab/>1</text:p>
          <text:p text:style-name="P11"><text:a xlink:type="simple" xlink:href="#__RefHeading__163_2071615657" text:style-name="Internet_20_link" text:visited-style-name="Internet_20_link">2” x 3” Steel Flat Lengths</text:a><text:tab/>1</text:p>
          <text:p text:style-name="P11"><text:a xlink:type="simple" xlink:href="#__RefHeading__166_2071615657" text:style-name="Internet_20_link" text:visited-style-name="Internet_20_link">1” x 4” Steel Flat Lengths</text:a><text:tab/>2</text:p>
          <text:p text:style-name="P11"><text:a xlink:type="simple" xlink:href="#__RefHeading__171_2071615657" text:style-name="Internet_20_link" text:visited-style-name="Internet_20_link">1/8” x 1” Steel Flat Lengths</text:a><text:tab/>2</text:p>
          <text:p text:style-name="P11"><text:a xlink:type="simple" xlink:href="#__RefHeading__173_2071615657" text:style-name="Internet_20_link" text:visited-style-name="Internet_20_link">3” Dia Steel Round Lengths</text:a><text:tab/>2</text:p>
          <text:p text:style-name="P11"><text:a xlink:type="simple" xlink:href="#__RefHeading__175_2071615657" text:style-name="Internet_20_link" text:visited-style-name="Internet_20_link">2” Dia Steel Round Lengths</text:a><text:tab/>2</text:p>
          <text:p text:style-name="P11"><text:a xlink:type="simple" xlink:href="#__RefHeading__177_2071615657" text:style-name="Internet_20_link" text:visited-style-name="Internet_20_link">1.25” Dia Steel Round Lengths</text:a><text:tab/>2</text:p>
          <text:p text:style-name="P10"><text:a xlink:type="simple" xlink:href="#__RefHeading__182_2071615657" text:style-name="Internet_20_link" text:visited-style-name="Internet_20_link">Make Operation Shaft</text:a><text:tab/>3</text:p>
          <text:p text:style-name="P11"><text:a xlink:type="simple" xlink:href="#__RefHeading__184_2071615657" text:style-name="Internet_20_link" text:visited-style-name="Internet_20_link">Angle-cut Ends of Metal Flat</text:a><text:tab/>3</text:p>
          <text:p text:style-name="P11"><text:a xlink:type="simple" xlink:href="#__RefHeading__186_2071615657" text:style-name="Internet_20_link" text:visited-style-name="Internet_20_link">Surface Grind Top and Bottom</text:a><text:tab/>3</text:p>
          <text:p text:style-name="P11"><text:a xlink:type="simple" xlink:href="#__RefHeading__188_2071615657" text:style-name="Internet_20_link" text:visited-style-name="Internet_20_link">Cut in Half</text:a><text:tab/>3</text:p>
          <text:p text:style-name="P10"><text:a xlink:type="simple" xlink:href="#__RefHeading__179_2071615657" text:style-name="Internet_20_link" text:visited-style-name="Internet_20_link">Make Blade Guard</text:a><text:tab/>3</text:p>
          <text:p text:style-name="P11"><text:a xlink:type="simple" xlink:href="#__RefHeading__151_2071615657" text:style-name="Internet_20_link" text:visited-style-name="Internet_20_link">Mount Metal Sheet</text:a><text:tab/>3</text:p>
          <text:p text:style-name="P11"><text:a xlink:type="simple" xlink:href="#__RefHeading__153_2071615657" text:style-name="Internet_20_link" text:visited-style-name="Internet_20_link">Torch Inner Circle</text:a><text:tab/>3</text:p>
          <text:p text:style-name="P11"><text:a xlink:type="simple" xlink:href="#__RefHeading__155_2071615657" text:style-name="Internet_20_link" text:visited-style-name="Internet_20_link">Torch Outer Circle</text:a><text:tab/>3</text:p>
          <text:p text:style-name="P11"><text:a xlink:type="simple" xlink:href="#__RefHeading__157_2071615657" text:style-name="Internet_20_link" text:visited-style-name="Internet_20_link">Torch In Half</text:a><text:tab/>3</text:p>
          <text:p text:style-name="P11"><text:a xlink:type="simple" xlink:href="#__RefHeading__159_2071615657" text:style-name="Internet_20_link" text:visited-style-name="Internet_20_link">Mount Halves</text:a><text:tab/>3</text:p>
          <text:p text:style-name="P11"><text:a xlink:type="simple" xlink:href="#__RefHeading__161_2071615657" text:style-name="Internet_20_link" text:visited-style-name="Internet_20_link">Weld Metal Flat</text:a><text:tab/>3</text:p>
          <text:p text:style-name="P10"><text:a xlink:type="simple" xlink:href="#__RefHeading__45_2071615657" text:style-name="Internet_20_link" text:visited-style-name="Internet_20_link">Make Base</text:a><text:tab/>3</text:p>
        </text:index-body>
      </text:table-of-content>
      <text:h text:style-name="Heading_20_1" text:outline-level="1"><text:bookmark text:name="__RefHeading__1087_1280142294"/><text:span text:style-name="T3">Cut Materials</text:span><text:bookmark-end text:name="__RefHeading__1087_1280142294"/></text:h>
      <text:p text:style-name="P6"/>
      <text:h text:style-name="Heading_20_2" text:outline-level="2"><text:bookmark text:name="__RefHeading__163_2071615657"/>2” x 3” Steel Flat Lengths<text:bookmark-end text:name="__RefHeading__163_2071615657"/></text:h>
      <text:p text:style-name="P2">Cut Length Tolerance<text:span text:style-name="T12"> – 1.6mm (1/16”)</text:span></text:p>
      <text:p text:style-name="P2">Cut Angle Tolerance<text:span text:style-name="T12"> – &lt;1 degree</text:span></text:p>
      <text:p text:style-name="P2">4<text:span text:style-name="T12"> – 26mm (1.0236”) for Short Spacers</text:span></text:p>
      <text:p text:style-name="P2">1<text:span text:style-name="T12"> – 50.8mm (2”) for Handle Block</text:span></text:p>
      <text:p text:style-name="P4"><text:span text:style-name="T11">4 – </text:span>76.2mm (3”) for Long Spacers</text:p>
      <text:p text:style-name="P2">4 –<text:span text:style-name="T12"> 101.6mm (4”) for Clamp Blocks</text:span></text:p>
      <text:p text:style-name="P3">4<text:span text:style-name="T12"> – 127mm (5”) for Clamp Jaws</text:span></text:p>
      <text:p text:style-name="P3">2<text:span text:style-name="T12"> – 300mm (11.81”) for Swivel Blocks</text:span></text:p>
      <text:p text:style-name="P7">2<text:span text:style-name="T12"> – 400m (15.75”) for Vise Moving Blocks and Vise Fixed Block</text:span></text:p>
      <text:p text:style-name="P3"><text:soft-page-break/></text:p>
      <text:h text:style-name="P14" text:outline-level="2"><text:bookmark text:name="__RefHeading__166_2071615657"/>1” x 4” Steel Flat Lengths<text:bookmark-end text:name="__RefHeading__166_2071615657"/></text:h>
      <text:p text:style-name="P1">Cut Length Tolerance<text:span text:style-name="T12"> – 1.6mm (1/16”)</text:span></text:p>
      <text:p text:style-name="P1">Cut Angle Tolerance<text:span text:style-name="T12"> – &lt;1 degree</text:span></text:p>
      <text:p text:style-name="P7">1<text:span text:style-name="T12"> – 140mm (5.513”) for Short Support Flat</text:span></text:p>
      <text:p text:style-name="P7">1<text:span text:style-name="T12"> – 200mm (7.87”) for Bridge Flat</text:span></text:p>
      <text:p text:style-name="P8"><text:span text:style-name="T1">2</text:span><text:span text:style-name="T8"> – 280mm (11”) for Long Support Flat and Rotation Support Flat</text:span></text:p>
      <text:p text:style-name="P7"><text:span text:style-name="T12"/></text:p>
      <text:h text:style-name="P15" text:outline-level="2"><text:bookmark text:name="__RefHeading__171_2071615657"/>1/8” x 1” Steel Flat Lengths<text:bookmark-end text:name="__RefHeading__171_2071615657"/></text:h>
      <text:p text:style-name="P1">Cut Length Tolerance<text:span text:style-name="T12"> – 13mm (1/2”)</text:span></text:p>
      <text:p text:style-name="P1">Cut Angle Tolerance<text:span text:style-name="T12"> – &lt;5 degree</text:span></text:p>
      <text:p text:style-name="P1">1<text:span text:style-name="T12"> – 101.6mm (4”) for Indicator Flat</text:span></text:p>
      <text:p text:style-name="P1">2<text:span text:style-name="T12"> – 381mm (15”) for Blade Guard Supports</text:span></text:p>
      <text:p text:style-name="P1"><text:span text:style-name="T12"/></text:p>
      <text:h text:style-name="P15" text:outline-level="2"><text:bookmark text:name="__RefHeading__173_2071615657"/>3” Dia Steel Round Lengths<text:bookmark-end text:name="__RefHeading__173_2071615657"/></text:h>
      <text:p text:style-name="P1">Cut Length Tolerance<text:span text:style-name="T12"> – 1.6mm (1/16”)</text:span></text:p>
      <text:p text:style-name="P1">Cut Angle Tolerance<text:span text:style-name="T12"> – &lt;1 degree</text:span></text:p>
      <text:p text:style-name="P1">3<text:span text:style-name="T12"> – 25.4mm (1”) for Axial-Radial Shaft Collars</text:span></text:p>
      <text:p text:style-name="P1"><text:span text:style-name="T12"/></text:p>
      <text:h text:style-name="P15" text:outline-level="2"><text:bookmark text:name="__RefHeading__175_2071615657"/>2” Dia Steel Round Lengths<text:bookmark-end text:name="__RefHeading__175_2071615657"/></text:h>
      <text:p text:style-name="P1">Cut Length Tolerance<text:span text:style-name="T12"> – 1.6mm (1/16”)</text:span></text:p>
      <text:p text:style-name="P1">Cut Angle Tolerance<text:span text:style-name="T12"> – &lt;1 degree</text:span></text:p>
      <text:p text:style-name="P1">6<text:span text:style-name="T12"> – 20mm (0.787”) for Shaft Collars</text:span></text:p>
      <text:p text:style-name="P1">1<text:span text:style-name="T12"> – 76.2mm (3”) for Shaft Coupling</text:span></text:p>
      <text:p text:style-name="P1"><text:span text:style-name="T12"/></text:p>
      <text:h text:style-name="P15" text:outline-level="2"><text:bookmark text:name="__RefHeading__177_2071615657"/>1.25” Dia Steel Round Lengths<text:bookmark-end text:name="__RefHeading__177_2071615657"/></text:h>
      <text:p text:style-name="P1">Cut Length Tolerance<text:span text:style-name="T12"> – 1.6mm (1/16”)</text:span></text:p>
      <text:p text:style-name="P1">Cut Angle Tolerance<text:span text:style-name="T12"> – &lt;1 degree</text:span></text:p>
      <text:p text:style-name="P1">1<text:span text:style-name="T12"> – 25.4 (1”) for StopShaft</text:span></text:p>
      <text:p text:style-name="P1">1<text:span text:style-name="T12"> – 90mm (3.54”) for Spindle</text:span></text:p>
      <text:p text:style-name="P1">4<text:span text:style-name="T12"> – 350mm (13.78”) for Vise Shafts, Handle Shaft, Support Shaft</text:span></text:p>
      <text:p text:style-name="Text_20_body"><text:span text:style-name="T9">1</text:span><text:span text:style-name="T10"> – 700mm (27.56”) for Operation Handle</text:span></text:p>
      <text:p text:style-name="Text_20_body"><text:soft-page-break/><text:span text:style-name="T6"/></text:p>
      <text:h text:style-name="P9" text:outline-level="1"><text:bookmark text:name="__RefHeading__182_2071615657"/><text:span text:style-name="T1">Make Operation Shaft</text:span><text:bookmark-end text:name="__RefHeading__182_2071615657"/></text:h>
      <text:p text:style-name="P5"><text:span text:style-name="T4"/></text:p>
      <text:p text:style-name="Text_20_body"><text:span text:style-name="T2">Make Raisers</text:span></text:p>
      <text:h text:style-name="Heading_20_2" text:outline-level="2"><text:bookmark text:name="__RefHeading__184_2071615657"/><text:span text:style-name="T4">Angle-cut Ends of Metal Flat</text:span><text:bookmark-end text:name="__RefHeading__184_2071615657"/></text:h>
      <text:h text:style-name="Heading_20_2" text:outline-level="2"><text:bookmark text:name="__RefHeading__186_2071615657"/><text:span text:style-name="T4">Surface Grind Top and Bottom</text:span><text:bookmark-end text:name="__RefHeading__186_2071615657"/></text:h>
      <text:h text:style-name="Heading_20_2" text:outline-level="2"><text:bookmark text:name="__RefHeading__188_2071615657"/><text:span text:style-name="T4">Cut in Half</text:span><text:bookmark-end text:name="__RefHeading__188_2071615657"/></text:h>
      <text:h text:style-name="Heading_20_1" text:outline-level="1"><text:bookmark text:name="__RefHeading__179_2071615657"/><text:span text:style-name="T2">Make Blade Guard</text:span><text:bookmark-end text:name="__RefHeading__179_2071615657"/></text:h>
      <text:h text:style-name="P13" text:outline-level="2"><text:bookmark text:name="__RefHeading__151_2071615657"/><text:span text:style-name="T4">Mount Metal Sheet</text:span><text:bookmark-end text:name="__RefHeading__151_2071615657"/></text:h>
      <text:h text:style-name="P13" text:outline-level="2"><text:bookmark text:name="__RefHeading__153_2071615657"/><text:span text:style-name="T4">Torch Inner Circle</text:span><text:bookmark-end text:name="__RefHeading__153_2071615657"/></text:h>
      <text:h text:style-name="P13" text:outline-level="2"><text:bookmark text:name="__RefHeading__155_2071615657"/><text:span text:style-name="T4">Torch Outer Circle</text:span><text:bookmark-end text:name="__RefHeading__155_2071615657"/></text:h>
      <text:h text:style-name="P12" text:outline-level="2"><text:bookmark text:name="__RefHeading__157_2071615657"/><text:span text:style-name="T7">Torch In Half</text:span><text:bookmark-end text:name="__RefHeading__157_2071615657"/></text:h>
      <text:h text:style-name="Heading_20_2" text:outline-level="2"><text:bookmark text:name="__RefHeading__159_2071615657"/><text:span text:style-name="T5">Mount Halves</text:span><text:bookmark-end text:name="__RefHeading__159_2071615657"/></text:h>
      <text:h text:style-name="Heading_20_2" text:outline-level="2"><text:bookmark text:name="__RefHeading__161_2071615657"/><text:span text:style-name="T5">Weld Metal Flat</text:span><text:bookmark-end text:name="__RefHeading__161_2071615657"/></text:h>
      <text:h text:style-name="Heading_20_1" text:outline-level="1"><text:bookmark text:name="__RefHeading__45_2071615657"/><text:span text:style-name="T2">Make Base</text:span><text:bookmark-end text:name="__RefHeading__45_2071615657"/></text:h>
      <text:h text:style-name="Heading_20_2" text:outline-level="2"><text:span text:style-name="T2"/></text:h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20:23:37.39</dc:date>
    <meta:editing-duration>PT5H57M2S</meta:editing-duration>
    <meta:editing-cycles>79</meta:editing-cycles>
    <meta:generator>LibreOffice/3.3$Win32 LibreOffice_project/330m19$Build-202</meta:generator>
    <meta:document-statistic meta:table-count="0" meta:image-count="0" meta:object-count="0" meta:page-count="3" meta:paragraph-count="74" meta:word-count="434" meta:character-count="2235"/>
  </office:meta>
</office:document-meta>
</file>